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a0a48" officeooo:paragraph-rsid="000a0a48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a0a48" officeooo:paragraph-rsid="000a0a4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aed90" officeooo:paragraph-rsid="000aed90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aed90" officeooo:paragraph-rsid="000aed90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aed90" officeooo:paragraph-rsid="000aed90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b3b53" officeooo:paragraph-rsid="000b3b53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officeooo:rsid="000b3b53" officeooo:paragraph-rsid="000b3b53" style:font-size-asian="28pt" style:font-weight-asian="bold" style:font-size-complex="3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 and Boolean</text:p>
      <text:p text:style-name="P2">The max(x,y) and min(x,y) can be used to find the highest and lowest values, respectively x and y.</text:p>
      <text:p text:style-name="P2">In order to introduce other math functions we need to include &lt;cmath&gt; header file</text:p>
      <text:p text:style-name="P2"/>
      <text:p text:style-name="P4">Boolean <text:span text:style-name="T1"><text:s text:c="105"/></text:span></text:p>
      <text:p text:style-name="P3">#include &lt;iostream&gt;</text:p>
      <text:p text:style-name="P3">using namespace std;</text:p>
      <text:p text:style-name="P3"/>
      <text:p text:style-name="P3">int main () {</text:p>
      <text:p text:style-name="P3"><text:tab/>bool theSunIsHot = true;</text:p>
      <text:p text:style-name="P3"><text:s text:c="8"/>bool everyoneLikesmonkeys = false;</text:p>
      <text:p text:style-name="P3"><text:s text:c="8"/>cout &lt;&lt; theSunIsHot &lt;&lt; "\n\n\n";</text:p>
      <text:p text:style-name="P3"><text:s text:c="8"/>cout &lt;&lt; everyoneLikesmonkeys;</text:p>
      <text:p text:style-name="P3"><text:s text:c="8"/>return 0;</text:p>
      <text:p text:style-name="P3">}</text:p>
      <text:p text:style-name="P3"/>
      <text:p text:style-name="P4"/>
      <text:p text:style-name="P4"/>
      <text:p text:style-name="P4"/>
      <text:p text:style-name="P7">Loop</text:p>
      <text:p text:style-name="P6"/>
      <text:p text:style-name="P3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0:11:55.929523472</meta:creation-date>
    <dc:date>2023-01-27T10:28:27.499483650</dc:date>
    <meta:editing-duration>PT4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65" meta:character-count="526" meta:non-whitespace-character-count="336"/>
  </office:meta>
</office:document-meta>
</file>